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21">
      <style:table-cell-properties fo:border="thin solid #000000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10.58333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7.9375cm"/>
    </style:style>
    <style:style style:name="co10" style:family="table-column">
      <style:table-column-properties fo:break-before="auto" style:column-width="3.5189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_From_Proj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rom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12">
            <text:p>Lines 10-15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string" table:style-name="ce9">
            <text:p>Lines 44-65</text:p>
          </table:table-cell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string" table:style-name="ce9">
            <text:p>Lines 44, 46-50, 55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string" table:style-name="ce9">
            <text:p>Line 56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9">
            <text:p>Line 52, 62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string" table:style-name="ce9">
            <text:p>Line 59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string" table:style-name="ce9">
            <text:p>Line 58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table:style-name="ce9"/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string" table:style-name="ce9">
            <text:p>Throughout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table:style-name="ce9"/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string" table:style-name="ce9">
            <text:p>Line 78,<text:s/>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string" table:style-name="ce9">
            <text:p>Line 41, 398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string" table:style-name="ce9">
            <text:p>Line 81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9">
            <text:p>Lines 77, 94-95, 120-123, 127-128, 141-142, 146-148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table:style-name="ce9"/>
          <table:table-cell office:value-type="float" office:value="1" table:style-name="ce8">
            <text:p>1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string" table:style-name="ce9">
            <text:p>Line 191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string" table:style-name="ce9">
            <text:p>Line 145-159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string" table:style-name="ce9">
            <text:p>Lines 117 -229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string" table:style-name="ce9">
            <text:p>Lines 204-225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string" table:style-name="ce9">
            <text:p>Lines 117, 145, 165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table:style-name="ce9"/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string" table:style-name="ce9">
            <text:p>Lines 396-397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string" table:style-name="ce9">
            <text:p>Lines 298-313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string" table:style-name="ce9">
            <text:p>Line 104, 119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string" table:style-name="ce9">
            <text:p>Lines 174-181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string" table:style-name="ce9">
            <text:p>Lines 132-160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string" table:style-name="ce9">
            <text:p>Line 104-106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9">
            <text:p>Lines 317-333, 301(function call), 335-343, 237(function call)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30" table:formula="of:=SUM([.F9:.F55])" table:style-name="ce8">
            <text:p>3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</table:table>
      <table:table table:name="Cross_List_For_Proj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9" table:default-cell-style-name="ce1"/>
        <table:table-column table:style-name="co10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6" table:style-name="ce8">
            <text:p>6</text:p>
          </table:table-cell>
          <table:table-cell table:style-name="ce8"/>
          <table:table-cell office:value-type="string" table:style-name="ce9">
            <text:p>Function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Function Prototypes</text:p>
          </table:table-cell>
          <table:table-cell office:value-type="string" table:style-name="ce9">
            <text:p>Lines 24-35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lways use prototype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Pass by Value</text:p>
          </table:table-cell>
          <table:table-cell office:value-type="string" table:style-name="ce9">
            <text:p>Line 25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return</text:p>
          </table:table-cell>
          <table:table-cell office:value-type="string" table:style-name="ce9">
            <text:p>Line 267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 value from a function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returning boolean</text:p>
          </table:table-cell>
          <table:table-cell office:value-type="string" table:style-name="ce9">
            <text:p>Line 381, 38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Global Variables</text:p>
          </table:table-cell>
          <table:table-cell table:style-name="ce9"/>
          <table:table-cell office:value-type="string" table:style-name="ce8">
            <text:p>XXX</text:p>
          </table:table-cell>
          <table:table-cell office:value-type="string" table:style-name="ce9">
            <text:p>Do not use global variables -100 pt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tatic variables</text:p>
          </table:table-cell>
          <table:table-cell office:value-type="string" table:style-name="ce9">
            <text:p>Line 22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defaulted arguments</text:p>
          </table:table-cell>
          <table:table-cell office:value-type="string" table:style-name="ce9">
            <text:p>Line 7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pass by reference</text:p>
          </table:table-cell>
          <table:table-cell office:value-type="string" table:style-name="ce9">
            <text:p>Line 41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overloading</text:p>
          </table:table-cell>
          <table:table-cell table:style-name="ce9"/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exit() function</text:p>
          </table:table-cell>
          <table:table-cell office:value-type="string" table:style-name="ce9">
            <text:p>Line 312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7" table:style-name="ce8">
            <text:p>7</text:p>
          </table:table-cell>
          <table:table-cell table:style-name="ce8"/>
          <table:table-cell office:value-type="string" table:style-name="ce9">
            <text:p>Array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11">
            <text:p>1 to 6</text:p>
          </table:table-cell>
          <table:table-cell office:value-type="string" table:style-name="ce9">
            <text:p>Single Dimensioned Arrays</text:p>
          </table:table-cell>
          <table:table-cell office:value-type="string" table:style-name="ce9">
            <text:p>Line 46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Parallel Arrays</text:p>
          </table:table-cell>
          <table:table-cell office:value-type="string" table:style-name="ce9">
            <text:p>Line 395-396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ingle Dimensioned as Function Arguments</text:p>
          </table:table-cell>
          <table:table-cell office:value-type="string" table:style-name="ce9">
            <text:p>Line 378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2 Dimensioned Arrays</text:p>
          </table:table-cell>
          <table:table-cell office:value-type="string" table:style-name="ce9">
            <text:p>Line 45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STL Vectors</text:p>
          </table:table-cell>
          <table:table-cell office:value-type="string" table:style-name="ce9">
            <text:p>Line 51, 61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office:value-type="string" table:style-name="ce9">
            <text:p>Passing Arrays to and from Functions</text:p>
          </table:table-cell>
          <table:table-cell office:value-type="string" table:style-name="ce9">
            <text:p>Line 108, 109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office:value-type="string" table:style-name="ce9">
            <text:p>Passing Vectors to and from Functions</text:p>
          </table:table-cell>
          <table:table-cell office:value-type="string" table:style-name="ce9">
            <text:p>Line 108, 109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8" table:style-name="ce8">
            <text:p>8</text:p>
          </table:table-cell>
          <table:table-cell table:style-name="ce8"/>
          <table:table-cell office:value-type="string" table:style-name="ce9">
            <text:p>Searching and Sorting Array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Bubble Sort</text:p>
          </table:table-cell>
          <table:table-cell office:value-type="string" table:style-name="ce9">
            <text:p>Line 256-26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Selection Sort</text:p>
          </table:table-cell>
          <table:table-cell office:value-type="string" table:style-name="ce9">
            <text:p>Line 272-28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Linear or Binary Search</text:p>
          </table:table-cell>
          <table:table-cell office:value-type="string" table:style-name="ce9">
            <text:p>Line 378-38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70" table:formula="of:=SUM([.F9:.F34])" table:style-name="ce8">
            <text:p>70</text:p>
          </table:table-cell>
          <table:table-cell office:value-type="string" table:style-name="ce9">
            <text:p>Other 30 points from Proj 1 first sheet tab</text:p>
          </table:table-cell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  <table:table-row table:number-rows-repeated="21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21">
      <number:day/>
      <number:text>-</number:text>
      <number:month number:textual="true"/>
    </number:date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CC RCCD</meta:initial-creator>
    <dc:creator>Danielle Carlos</dc:creator>
    <meta:creation-date>2017-01-25T10:21:36Z</meta:creation-date>
    <dc:date>2019-02-08T23:06:35Z</dc:date>
    <meta:editing-cycles>20</meta:editing-cycles>
    <meta:editing-duration>PT4496S</meta:editing-duration>
  </office:meta>
</office:document-meta>
</file>